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5000001F5ADA9709FDA8AED9E.png" manifest:media-type="image/png"/>
  <manifest:file-entry manifest:full-path="Pictures/10006D4A000033C8000033C8AFCA86A9447B355F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1" text:anchor-type="char" svg:width="14.081cm" svg:height="14.081cm" draw:z-index="0"><draw:image xlink:href="Pictures/10006D4A000033C8000033C8AFCA86A9447B355F.svg" xlink:type="simple" xlink:show="embed" xlink:actuate="onLoad" draw:mime-type="image/svg+xml"/><draw:image xlink:href="Pictures/10000001000001F5000001F5ADA9709FDA8AED9E.png" xlink:type="simple" xlink:show="embed" xlink:actuate="onLoad" draw:mime-type="image/png"/></draw:frame></text:p>
      <text:p text:style-name="Title"/>
      <text:p text:style-name="Text_20_body"/>
      <text:p text:style-name="Title">https://sphinx.shortloop.eu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8:08:43.623580200</meta:creation-date>
    <dc:date>2025-09-18T18:15:34.725913419</dc:date>
    <meta:editing-duration>PT6M49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1" meta:paragraph-count="1" meta:word-count="1" meta:character-count="28" meta:non-whitespace-character-count="28"/>
  </office:meta>
</office:document-meta>
</file>